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2.5" table:formula="of:=SUM([.F5];[.I5];[.L5];[.O5];[.R5];[.U5];[.X5];[.AA5];[.AD5])" table:style-name="ce7">
            <text:p>42,5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3" table:formula="of:=SUM([.F6];[.I6];[.L6];[.O6];[.R6];[.U6];[.X6];[.AA6];[.AD6])" table:style-name="ce7">
            <text:p>43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1" table:formula="of:=SUM([.E7];[.H7];[.K7];[.N7];[.Q7];[.T7];[.W7];[.Z7];[.AC7])" table:style-name="ce7">
            <text:p>11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43" table:formula="of:=SUM([.G7];[.J7];[.M7];[.P7];[.S7];[.V7];[.Y7];[.AB7];[.AE7])" table:style-name="ce7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03T16:38:54Z</dc:date>
    <meta:editing-cycles>37</meta:editing-cycles>
    <meta:editing-duration>PT11214S</meta:editing-duration>
    <meta:user-defined meta:name="Info 1"/>
    <meta:user-defined meta:name="Info 2"/>
    <meta:user-defined meta:name="Info 3"/>
    <meta:user-defined meta:name="Info 4"/>
  </office:meta>
</office:document-meta>
</file>